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6.992cm" table:align="left"/>
    </style:style>
    <style:style style:name="Tableau2.A" style:family="table-column">
      <style:table-column-properties style:column-width="4.249cm"/>
    </style:style>
    <style:style style:name="Tableau2.D" style:family="table-column">
      <style:table-column-properties style:column-width="4.24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3.399cm" style:rel-column-width="13107*"/>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list-style-name="L7"/>
    <style:style style:name="P3" style:family="paragraph" style:parent-style-name="Standard" style:list-style-name="L8">
      <style:text-properties style:text-underline-style="none"/>
    </style:style>
    <style:style style:name="P4" style:family="paragraph" style:parent-style-name="Standard" style:list-style-name="L8"/>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text-properties fo:font-weight="bold" style:font-weight-asian="bold" style:font-weight-complex="bold"/>
    </style:style>
    <style:style style:name="P11" style:family="paragraph" style:parent-style-name="Text_20_body" style:list-style-name="L8">
      <style:text-properties style:text-underline-style="none"/>
    </style:style>
    <style:style style:name="P12" style:family="paragraph" style:parent-style-name="Text_20_body" style:list-style-name="L8"/>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margin-top="0cm" fo:margin-bottom="0cm"/>
    </style:style>
    <style:style style:name="P15" style:family="paragraph" style:parent-style-name="Heading_20_2">
      <style:paragraph-properties fo:break-before="page"/>
    </style:style>
    <style:style style:name="T1" style:family="text">
      <style:text-properties style:text-position="super 58%"/>
    </style:style>
    <style:style style:name="T2" style:family="text">
      <style:text-properties style:font-name="Liberation Serif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Plugin Rapport Avancé</text:h>
      <text:h text:style-name="Heading_20_1" text:outline-level="1">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1" text:outline-level="1">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1" text:outline-level="1">Utilisation</text:h>
      <text:h text:style-name="Heading_20_2" text:outline-level="2">Formulaire </text:h>
      <text:p text:style-name="Text_20_body">Vous permet de voir, modifier et ajouter des nouveaux formulaires, l'ajout d'un formulaire se déroule en 2 étapes :</text:p>
      <text:h text:style-name="Heading_20_3" text:outline-level="3">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 <text:s/>Il est important, car il peut être repris dans le modèle de document que l'on souhaite générer.</text:p>
      <text:p text:style-name="Text_20_body">Les lignes peuvent faire des calculs d'après soit une date donnée, l'exercice courant N, l'exercice précédent N-1, N-2 ou N-3 ou depuis le début de l'exercice courant (càd celui définit dans les préférences de l'utilisateur).</text:p>
      <text:p text:style-name="Text_20_body"/>
      <text:p text:style-name="Text_20_body">Dans la définition, il est possible de charger un document en format <text:span text:style-name="ACRONYM">HTML</text:span>, Text ou OpenDocument, qui sera un modèle. Dans ce modèle, on peut insérer les codes définis dans le formulaire. Pour cela, il faut entourer chaque code de &lt;&lt; (deux <text:span text:style-name="T2">"</text:span>inférieur à<text:span text:style-name="T2">"</text:span>) et &gt;&gt; (deux <text:span text:style-name="T2">"</text:span>supérieur à<text:span text:style-name="T2">"). A la génération du document, les codes seront remplacés par les valeurs calculées</text:span>,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text:soft-page-break/>1. Les formules de type formule sont les mêmes que dans les rapports, ce sont des opérations sur 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Il est possible aussi de filtrer par journal en indiquant pour chaque formule, le journal qu'on utilise, si on souhaite avoir la même formule mais sur 2 journaux différents, alors il faut introduire 2 fois la formule chacune filtrée par l'un de ces journaux.</text:p>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P1"/>
      <text:h text:style-name="Heading_20_1" text:outline-level="1">Bailses spéciales</text:h>
      <text:p text:style-name="Text_20_body">Ces balises sont automatiquement déclarés et sont donc directement utilisables</text:p>
      <text:p text:style-name="Text_20_body"><text:s/></text:p>
      <text:p text:style-name="Text_20_body">Période &lt;&lt;PERIODE_DECLARATION&gt;&gt; </text:p>
      <text:p text:style-name="Text_20_body">Dossier &lt;&lt;DOSSIER&gt;&gt; </text:p>
      <text:p text:style-name="Text_20_body">Titre &lt;&lt;TITRE&gt;&gt; </text:p>
      <text:p text:style-name="Text_20_body">Rue &lt;&lt;STREET&gt;&gt; </text:p>
      <text:p text:style-name="Text_20_body">Numéro &lt;&lt;NUMBER&gt;&gt; </text:p>
      <text:p text:style-name="Text_20_body">Nom &lt;&lt;NAME&gt;&gt; </text:p>
      <text:p text:style-name="Text_20_body">Localité &lt;&lt;LOCALITE&gt;&gt; </text:p>
      <text:p text:style-name="Text_20_body">Pays &lt;&lt;COUNTRY&gt;&gt; </text:p>
      <text:p text:style-name="Text_20_body">Code postal / cedex &lt;&lt;CEDEX&gt;&gt; </text:p>
      <text:p text:style-name="Text_20_body">Téléphone &lt;&lt;PHONE&gt;&gt; </text:p>
      <text:p text:style-name="Text_20_body">Fax &lt;&lt;FAX&gt;&gt; </text:p>
      <text:p text:style-name="Text_20_body">Note &lt;&lt;NOTE&gt;&gt;</text:p>
      <text:h text:style-name="Heading_20_3" text:outline-level="3">Exemple complet </text:h>
      <text:p text:style-name="Text_20_body"/>
      <text:p text:style-name="Text_20_body">Je veux générer un document qui m'indique le chiffre d'affaires TTC que j'ai réalisé depuis le début de l'exercice. </text:p>
      <text:p text:style-name="Text_20_body">Pour cela, je définis une ligne Chiffres d'affaires TTC dans Formulaire-&gt;Définition. </text:p>
      <text:p text:style-name="Text_20_body">J'identifie cette ligne par le code CATTC. C'est une ligne de type « Formule ». Dans Formulaire-&gt;Paramètre, j'ajoute une ligne qui prend en compte le total du chiffre d'affaires HT, plus la TVA associée. Cela correspond en comptabilité française aux comptes et sous-comptes 70, ainsi qu'au poste comptable 44571. J'entre donc la formule [70%]+[44571%].</text:p>
      <text:p text:style-name="Text_20_body">Je peux à présent établir mon modèle de document. J'ouvre une feuille de calcul Calc, dans laquelle j'intitule une colonne « Chiffre d'affaires TTC », et dans la cellule du dessous, je mets &lt;&lt;CATTC&gt;&gt;. Je sauvegarde ce modèle en modele_cattc.ods. Je reviens dans Formulaire-&gt;Définition, et je charge le modèle modele_cattc.ods dans phpcompta.</text:p>
      <text:p text:style-name="Text_20_body">Enfin, je génère dans &gt;Rapports avancés-&gt;Déclaration le rapport, en spécifiant les dates et les éventuelles étapes. J'obtiens un rapport. En cliquant sur « Sauver », le rapport est sauvegardé dans l'historique, peut être exporté en CSV, et le modèle est généré. Il suffit de cliquer dessus pour ouvrir modele_cattc.ods, avec, à la place de &lt;&lt;CATTC&gt;&gt;, la valeur du CA TTC calculée depuis la comptabilité entrée dans phpcompta.</text:p>
      <text:p text:style-name="Text_20_body"/>
      <text:p text:style-name="Text_20_body">On peut également faire des tableaux de chiffre d'affaires mensuels, cumulés ou non, en spécifiant les dates et les étapes idoines.</text:p>
      <text:h text:style-name="P15" text:outline-level="2">Liste de Documents</text:h>
      <text:h text:style-name="Heading_20_3" text:outline-level="3">Vue générale</text:h>
      <text:p text:style-name="Text_20_body">Le « plugin rapport avancé » ne génére pas seulement des rapports mais aussi des documents comme des lettres de rappel, des liste de fournisseur pour les déclarations intrastat, des feuilles de paie... Vous pouvez les convertir en PDF et les envoyer par email.</text:p>
      <text:p text:style-name="Text_20_body">Dans liste de document, vous cliquez sur nouveau, vous devez donner un nom à votre liste et quelques mots de description, et la catégorie de fiche que vous souhaitez utiliser. Ensuite comme dans les rapports vous définisser une ligne par éléments voulu.</text:p>
      <text:p text:style-name="Text_20_body">Les éléments que vous pouvez ajouter sont soit des attributs de fiches (nom, prénom, date d'abonnement), ces attributs dépendent de la catégorie, soit une formule c'est-à-dire un poste comptable ou une fiche mais utilisée avec cette fiche ou pas : il faudra le spécifier.</text:p>
      <text:p text:style-name="Text_20_body">Une fois tous les éléments ajoutés, vous pouvez générer la liste, vous pouvez aussi automatiquement ajouter cette liste dans le Suivi (AD : FOLLOW).</text:p>
      <text:p text:style-name="Text_20_body">Ensuite vous sélectionnez les fiches pour lesquelles que vous souhaitez conserver.</text:p>
      <text:h text:style-name="Heading_20_3" text:outline-level="3">Liste </text:h>
      <text:p text:style-name="Text_20_body">Premier écran une liste de « Liste de documents » créé, en cliquant dessus on arrive sur un écran ou certaines informations peuvent être changées.</text:p>
      <text:h text:style-name="Heading_20_3" text:outline-level="3">Ecran définition</text:h>
      <text:p text:style-name="Text_20_body">Si vous changer la catégorie de fiche, certains attributs pourraient être incorrects. Les éléments à introduire sont</text:p>
      <text:list xml:id="list1367957569" text:style-name="L2">
        <text:list-item>
          <text:p text:style-name="P6">le nom de la liste</text:p>
        </text:list-item>
        <text:list-item>
          <text:p text:style-name="P6">sa description</text:p>
        </text:list-item>
        <text:list-item>
          <text:p text:style-name="P6">La catégorie de fiche concerné</text:p>
        </text:list-item>
        <text:list-item>
          <text:p text:style-name="P6">Un document servant de modèle pour la génération des documents par fiche, les formats utilisables sont toujours : rtf, texte, html ou libreOffice</text:p>
        </text:list-item>
      </text:list>
      <text:h text:style-name="Heading_20_3" text:outline-level="3">Ecran paramètre</text:h>
      <text:p text:style-name="Text_20_body">Le code est nécessaire, ce sera ce code qui sera changé par sa valeur. Exactement comme pour les rapports.</text:p>
      <text:p text:style-name="Text_20_body">Le commentaire est libre et vous permet de vous rappelez la signification de ce code</text:p>
      <text:p text:style-name="Text_20_body">L'ordre d'apparition</text:p>
      <text:p text:style-name="Text_20_body">Puis il y a 4 onglets</text:p>
      <text:list xml:id="list70809492" text:style-name="L3">
        <text:list-item>
          <text:p text:style-name="P7">Formule : formule sur les postes comptables sans tenir compte de la fiche,</text:p>
        </text:list-item>
        <text:list-item>
          <text:p text:style-name="P7">compute : Calcul sur les codes précédemment utilisés</text:p>
        </text:list-item>
        <text:list-item>
          <text:p text:style-name="P7">solde de la fiche ou poste comptable : solde soit de la fiche soit du poste comptable. Soit le solde de la fiche utilisé avec le poste comptable donné (utilisation du % possible), soit le solde des postes comptables utilisés avec la fiche. L'option reprendre l'historique permet d'ajouter les opérations concernées dans le document généré. </text:p>
        </text:list-item>
        <text:list-item>
          <text:p text:style-name="P7"><text:soft-page-break/>Attribut de la fiche : nom, quick code...</text:p>
        </text:list-item>
      </text:list>
      <text:p text:style-name="Text_20_body">Explication sur le champs « La date concerne », on parle ici de la date donnée lors de la génération du listing.</text:p>
      <text:h text:style-name="Heading_20_3" text:outline-level="3">Génération </text:h>
      <text:h text:style-name="Heading_20_4" text:outline-level="4">Document</text:h>
      <text:p text:style-name="Text_20_body">Dans le document, les codes donnés seront remplacés par les valeurs calculées</text:p>
      <text:h text:style-name="Heading_20_4" text:outline-level="4">PDF</text:h>
      <text:p text:style-name="Text_20_body">Pour la génération de PDF, il faut que vous l'ayez configuré pour PhpCompta.</text:p>
      <text:h text:style-name="Heading_20_3" text:outline-level="3">Envoi par email</text:h>
      <text:h text:style-name="Heading_20_4" text:outline-level="4"><text:span text:style-name="Source_20_Text">Destinataire (de)</text:span> </text:h>
      <text:p text:style-name="Text_20_body">Le ou les destinataires du mail. </text:p>
      <text:p text:style-name="Text_20_body">Le formatage de cette chaîne doit correspondre avec la <text:a xlink:type="simple" xlink:href="http://www.faqs.org/rfcs/rfc2822">» RFC 2822</text:a>. Voici quelques exemples : </text:p>
      <text:list xml:id="list1167678166" text:style-name="L1">
        <text:list-item>
          <text:p text:style-name="P14">destinataire@example.com </text:p>
        </text:list-item>
        <text:list-item>
          <text:p text:style-name="P14">destinataire@example.com, autre_destinataire@example.com </text:p>
        </text:list-item>
        <text:list-item>
          <text:p text:style-name="P14">Destinataire &lt;destinataire@example.com&gt; </text:p>
        </text:list-item>
        <text:list-item>
          <text:p text:style-name="P5">Destinataire &lt;destinataire@example.com&gt;, Autre destinataire &lt;autre_destinataire@example.com&gt; </text:p>
        </text:list-item>
      </text:list>
      <text:h text:style-name="Heading_20_4" text:outline-level="4">Expéditeur</text:h>
      <text:p text:style-name="Text_20_body">Votre email</text:p>
      <text:h text:style-name="Heading_20_4" text:outline-level="4">Sujet</text:h>
      <text:p text:style-name="Text_20_body">Sujet du message</text:p>
      <text:h text:style-name="Heading_20_4" text:outline-level="4">Message</text:h>
      <text:p text:style-name="Text_20_body">Message de l'email</text:p>
      <text:h text:style-name="Heading_20_4" text:outline-level="4">Copie pour l'expéditeur </text:h>
      <text:p text:style-name="Text_20_body">Pour recevoir une copie de l'email envoyé, cela vous permet de voir si l'email a bien été envoyé.</text:p>
      <text:p text:style-name="Text_20_body"/>
      <text:h text:style-name="Heading_20_3" text:outline-level="3">Export CSV</text:h>
      <text:p text:style-name="Text_20_body">Exporte toutes les valeurs calculées sous forme de CSV</text:p>
      <text:h text:style-name="Heading_20_3" text:outline-level="3">Inclure dans les actions</text:h>
      <text:p text:style-name="Text_20_body">Ajoute dans le Suivi, pour chaque fiche une action ainsi que le document généré.</text:p>
      <text:p text:style-name="Text_20_body">Exemple : pour chaque client, vous ajoutez dans le suivi « envoi d'une lettre de rappel «  avec la <text:soft-page-break/>date, la date de rappel ...</text:p>
      <text:p text:style-name="Text_20_body"/>
      <text:h text:style-name="Heading_20_3" text:outline-level="3">Exemple d'utilisation</text:h>
      <text:p text:style-name="Text_20_body"/>
      <text:h text:style-name="Heading_20_4" text:outline-level="4">Statistique chiffre d'affaire par client</text:h>
      <text:p text:style-name="Text_20_body">Vous souhaitez obtenir le chiffre d'affaire total, et la part par client</text:p>
      <text:h text:style-name="Heading_20_5" text:outline-level="5">Paramètres :</text:h>
      <table:table table:name="Tableau2" table:style-name="Tableau2">
        <table:table-column table:style-name="Tableau2.A" table:number-columns-repeated="3"/>
        <table:table-column table:style-name="Tableau2.D"/>
        <table:table-header-rows>
          <table:table-row>
            <table:table-cell table:style-name="Tableau2.A1" office:value-type="string">
              <text:p text:style-name="Text_20_body">code</text:p>
            </table:table-cell>
            <table:table-cell table:style-name="Tableau2.A1" office:value-type="string">
              <text:p text:style-name="Text_20_body">description</text:p>
            </table:table-cell>
            <table:table-cell table:style-name="Tableau2.A1" office:value-type="string">
              <text:p text:style-name="Text_20_body">onglet</text:p>
            </table:table-cell>
            <table:table-cell table:style-name="Tableau2.D1" office:value-type="string">
              <text:p text:style-name="Text_20_body"><text:s/>valeur</text:p>
            </table:table-cell>
          </table:table-row>
        </table:table-header-rows>
        <table:table-row>
          <table:table-cell table:style-name="Tableau2.A2" office:value-type="string">
            <text:p text:style-name="Text_20_body">QCODE</text:p>
          </table:table-cell>
          <table:table-cell table:style-name="Tableau2.A2" office:value-type="string">
            <text:p text:style-name="Text_20_body"><text:s/>Code de la fiche</text:p>
          </table:table-cell>
          <table:table-cell table:style-name="Tableau2.A2" office:value-type="string">
            <text:p text:style-name="Text_20_body"><text:s/>attribut</text:p>
          </table:table-cell>
          <table:table-cell table:style-name="Tableau2.D2" office:value-type="string">
            <text:p text:style-name="Text_20_body"><text:s/>Quick Code</text:p>
          </table:table-cell>
        </table:table-row>
        <table:table-row>
          <table:table-cell table:style-name="Tableau2.A2" office:value-type="string">
            <text:p text:style-name="Text_20_body">CA</text:p>
          </table:table-cell>
          <table:table-cell table:style-name="Tableau2.A2" office:value-type="string">
            <text:p text:style-name="Text_20_body">Chiffre d'affaire</text:p>
          </table:table-cell>
          <table:table-cell table:style-name="Tableau2.A2" office:value-type="string">
            <text:p text:style-name="Text_20_body"><text:s/>Formule</text:p>
          </table:table-cell>
          <table:table-cell table:style-name="Tableau2.D2" office:value-type="string">
            <text:p text:style-name="Text_20_body"><text:s/>[70%]</text:p>
          </table:table-cell>
        </table:table-row>
        <table:table-row>
          <table:table-cell table:style-name="Tableau2.A2" office:value-type="string">
            <text:p text:style-name="Text_20_body">VC</text:p>
          </table:table-cell>
          <table:table-cell table:style-name="Tableau2.A2" office:value-type="string">
            <text:p text:style-name="Text_20_body"><text:s/>Vente au client</text:p>
          </table:table-cell>
          <table:table-cell table:style-name="Tableau2.A2" office:value-type="string">
            <text:p text:style-name="Text_20_body">Solde Fiche</text:p>
          </table:table-cell>
          <table:table-cell table:style-name="Tableau2.D2" office:value-type="string">
            <text:p text:style-name="Text_20_body"><text:s/>70 %</text:p>
          </table:table-cell>
        </table:table-row>
        <table:table-row>
          <table:table-cell table:style-name="Tableau2.A2" office:value-type="string">
            <text:p text:style-name="Text_20_body">PCT</text:p>
          </table:table-cell>
          <table:table-cell table:style-name="Tableau2.A2" office:value-type="string">
            <text:p text:style-name="Text_20_body">Pourcentage</text:p>
          </table:table-cell>
          <table:table-cell table:style-name="Tableau2.A2" office:value-type="string">
            <text:p text:style-name="Text_20_body">compute</text:p>
          </table:table-cell>
          <table:table-cell table:style-name="Tableau2.D2" office:value-type="string">
            <text:p text:style-name="Text_20_body"><text:s/>[QCODE] / [CA]</text:p>
          </table:table-cell>
        </table:table-row>
      </table:table>
      <text:h text:style-name="Heading_20_4" text:outline-level="4">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1041281530" text:style-name="L4">
        <text:list-item>
          <text:p text:style-name="P8"><text:s/>Nom société</text:p>
        </text:list-item>
        <text:list-item>
          <text:p text:style-name="P8">N° TVA</text:p>
        </text:list-item>
        <text:list-item>
          <text:p text:style-name="P8">Montant des ventes : formules total des poste comptables commençant par 7% utilisés avec cette fiche dans le journal vente, c'est un montant HTVA.</text:p>
        </text:list-item>
        <text:list-item>
          <text:p text:style-name="P8">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h text:style-name="Heading_20_5" text:outline-level="5">Paramètres :</text:h>
      <text:p text:style-name="Text_20_body"/>
      <table:table table:name="Tableau3" table:style-name="Tableau3">
        <table:table-column table:style-name="Tableau3.A" table:number-columns-repeated="4"/>
        <table:table-row>
          <table:table-cell table:style-name="Tableau3.A1" office:value-type="string">
            <text:p text:style-name="Text_20_body">code</text:p>
          </table:table-cell>
          <table:table-cell table:style-name="Tableau3.A1" office:value-type="string">
            <text:p text:style-name="Text_20_body">description</text:p>
          </table:table-cell>
          <table:table-cell table:style-name="Tableau3.A1" office:value-type="string">
            <text:p text:style-name="Text_20_body">onglet</text:p>
          </table:table-cell>
          <table:table-cell table:style-name="Tableau3.D1" office:value-type="string">
            <text:p text:style-name="Text_20_body"><text:s/>valeur</text:p>
          </table:table-cell>
        </table:table-row>
        <text:soft-page-break/>
        <table:table-row>
          <table:table-cell table:style-name="Tableau3.A2" office:value-type="string">
            <text:p text:style-name="Standard">NOM</text:p>
          </table:table-cell>
          <table:table-cell table:style-name="Tableau3.A2" office:value-type="string">
            <text:p text:style-name="Standard"><text:s/>Nom société</text:p>
          </table:table-cell>
          <table:table-cell table:style-name="Tableau3.A2" office:value-type="string">
            <text:p text:style-name="Standard"><text:s/>Attribut</text:p>
          </table:table-cell>
          <table:table-cell table:style-name="Tableau3.D2" office:value-type="string">
            <text:p text:style-name="Standard"><text:s/>Nom</text:p>
          </table:table-cell>
        </table:table-row>
        <table:table-row>
          <table:table-cell table:style-name="Tableau3.A2" office:value-type="string">
            <text:p text:style-name="Standard">TVA</text:p>
          </table:table-cell>
          <table:table-cell table:style-name="Tableau3.A2" office:value-type="string">
            <text:p text:style-name="Standard"><text:s/>N° TVA</text:p>
          </table:table-cell>
          <table:table-cell table:style-name="Tableau3.A2" office:value-type="string">
            <text:p text:style-name="Standard"><text:s/>Attribut</text:p>
          </table:table-cell>
          <table:table-cell table:style-name="Tableau3.D2" office:value-type="string">
            <text:p text:style-name="Standard"><text:s/>Numéro de TVA</text:p>
          </table:table-cell>
        </table:table-row>
        <table:table-row>
          <table:table-cell table:style-name="Tableau3.A2" office:value-type="string">
            <text:p text:style-name="Standard">MV</text:p>
          </table:table-cell>
          <table:table-cell table:style-name="Tableau3.A2" office:value-type="string">
            <text:p text:style-name="Standard"><text:s/>Montant des ventes</text:p>
          </table:table-cell>
          <table:table-cell table:style-name="Tableau3.A2" office:value-type="string">
            <text:p text:style-name="Standard"><text:s/>Solde Fiche</text:p>
          </table:table-cell>
          <table:table-cell table:style-name="Tableau3.D2" office:value-type="string">
            <text:p text:style-name="Standard"><text:s/>Poste comptable = 7 % - <text:s/>solde crédit-débit </text:p>
          </table:table-cell>
        </table:table-row>
        <table:table-row>
          <table:table-cell table:style-name="Tableau3.A2" office:value-type="string">
            <text:p text:style-name="Standard">MTVA</text:p>
          </table:table-cell>
          <table:table-cell table:style-name="Tableau3.A2" office:value-type="string">
            <text:p text:style-name="Standard">Montant TVA </text:p>
          </table:table-cell>
          <table:table-cell table:style-name="Tableau3.A2" office:value-type="string">
            <text:p text:style-name="Standard"><text:s/>Compute</text:p>
          </table:table-cell>
          <table:table-cell table:style-name="Tableau3.D2" office:value-type="string">
            <text:p text:style-name="Standard">[MV]*0,21</text:p>
          </table:table-cell>
        </table:table-row>
      </table:table>
      <text:h text:style-name="Heading_20_4" text:outline-level="4">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1206796715" text:style-name="L6">
        <text:list-item>
          <text:p text:style-name="P9"><text:bookmark-start text:name="__DdeLink__279_1408569141"/>Nom : attribut de fiche</text:p>
        </text:list-item>
        <text:list-item>
          <text:p text:style-name="P9">Prénom : attribut de fiche<text:bookmark-end text:name="__DdeLink__279_1408569141"/></text:p>
        </text:list-item>
        <text:list-item>
          <text:p text:style-name="P9">Date début cotisation : attribut de fiche</text:p>
        </text:list-item>
        <text:list-item>
          <text:p text:style-name="P9">Date fin cotisation : attribut de fiche</text:p>
        </text:list-item>
        <text:list-item>
          <text:p text:style-name="P9">Montant de la prochaine cotisation : attribut de fiche</text:p>
        </text:list-item>
      </text:list>
      <table:table table:name="Tableau4" table:style-name="Tableau4">
        <table:table-column table:style-name="Tableau4.A" table:number-columns-repeated="4"/>
        <table:table-row>
          <table:table-cell table:style-name="Tableau4.A1" office:value-type="string">
            <text:p text:style-name="Text_20_body">code</text:p>
          </table:table-cell>
          <table:table-cell table:style-name="Tableau4.A1" office:value-type="string">
            <text:p text:style-name="Text_20_body">description</text:p>
          </table:table-cell>
          <table:table-cell table:style-name="Tableau4.A1" office:value-type="string">
            <text:p text:style-name="Text_20_body">onglet</text:p>
          </table:table-cell>
          <table:table-cell table:style-name="Tableau4.D1" office:value-type="string">
            <text:p text:style-name="Text_20_body"><text:s/>valeur</text:p>
          </table:table-cell>
        </table:table-row>
        <table:table-row>
          <table:table-cell table:style-name="Tableau4.A2" office:value-type="string">
            <text:p text:style-name="Standard">NOM</text:p>
          </table:table-cell>
          <table:table-cell table:style-name="Tableau4.A2" office:value-type="string">
            <text:p text:style-name="Standard"><text:s/>Nom </text:p>
          </table:table-cell>
          <table:table-cell table:style-name="Tableau4.A2" office:value-type="string">
            <text:p text:style-name="Standard"><text:s/>Attribut</text:p>
          </table:table-cell>
          <table:table-cell table:style-name="Tableau4.D2" office:value-type="string">
            <text:p text:style-name="Standard"><text:s/>Nom</text:p>
          </table:table-cell>
        </table:table-row>
        <table:table-row>
          <table:table-cell table:style-name="Tableau4.A2" office:value-type="string">
            <text:p text:style-name="Standard">PRENOM</text:p>
          </table:table-cell>
          <table:table-cell table:style-name="Tableau4.A2" office:value-type="string">
            <text:p text:style-name="Standard"><text:s/>Prénom </text:p>
          </table:table-cell>
          <table:table-cell table:style-name="Tableau4.A2" office:value-type="string">
            <text:p text:style-name="Standard"><text:s/>Attribut</text:p>
          </table:table-cell>
          <table:table-cell table:style-name="Tableau4.D2" office:value-type="string">
            <text:p text:style-name="Standard"><text:s/>Prénom</text:p>
          </table:table-cell>
        </table:table-row>
        <table:table-row>
          <table:table-cell table:style-name="Tableau4.A2" office:value-type="string">
            <text:p text:style-name="Standard">DEBUT</text:p>
          </table:table-cell>
          <table:table-cell table:style-name="Tableau4.A2" office:value-type="string">
            <text:p text:style-name="Standard">Date de début Cotisation</text:p>
          </table:table-cell>
          <table:table-cell table:style-name="Tableau4.A2" office:value-type="string">
            <text:p text:style-name="Standard"><text:s/>Attribut</text:p>
          </table:table-cell>
          <table:table-cell table:style-name="Tableau4.D2" office:value-type="string">
            <text:p text:style-name="Standard"><text:s/>Date début (attribut à créér)</text:p>
          </table:table-cell>
        </table:table-row>
        <table:table-row>
          <table:table-cell table:style-name="Tableau4.A2" office:value-type="string">
            <text:p text:style-name="Standard">FIN</text:p>
          </table:table-cell>
          <table:table-cell table:style-name="Tableau4.A2" office:value-type="string">
            <text:p text:style-name="Standard">Date de fin Cotisation</text:p>
          </table:table-cell>
          <table:table-cell table:style-name="Tableau4.A2" office:value-type="string">
            <text:p text:style-name="Standard"><text:s/>Attribut</text:p>
          </table:table-cell>
          <table:table-cell table:style-name="Tableau4.D2" office:value-type="string">
            <text:p text:style-name="Standard"><text:s/>Date fin (attribut à créér)</text:p>
          </table:table-cell>
        </table:table-row>
        <table:table-row>
          <table:table-cell table:style-name="Tableau4.A2" office:value-type="string">
            <text:p text:style-name="Standard">MONTANT</text:p>
          </table:table-cell>
          <table:table-cell table:style-name="Tableau4.A2" office:value-type="string">
            <text:p text:style-name="Standard"><text:s/>Montant cotisation</text:p>
          </table:table-cell>
          <table:table-cell table:style-name="Tableau4.A2" office:value-type="string">
            <text:p text:style-name="Standard"><text:s/>Attribut</text:p>
          </table:table-cell>
          <table:table-cell table:style-name="Tableau4.D2" office:value-type="string">
            <text:p text:style-name="Standard"><text:s/>Cotisation (attribut à créér)</text:p>
          </table:table-cell>
        </table:table-row>
      </table:table>
      <text:p text:style-name="Standard"/>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4" text:outline-level="4">Lettre de rappel client</text:h>
      <text:p text:style-name="Text_20_body">Génération de lettre de rappel pour les clients qui ont encore un solde créditeur.</text:p>
      <text:p text:style-name="Text_20_body">Champs à utiliser :</text:p>
      <text:list xml:id="list265475533" text:continue-list="list1206796715" text:style-name="L6">
        <text:list-item text:start-value="1">
          <text:p text:style-name="P9">Nom : attribut de fiche</text:p>
        </text:list-item>
        <text:list-item>
          <text:p text:style-name="P9">Prénom : attribut de fiche</text:p>
        </text:list-item>
        <text:list-item>
          <text:p text:style-name="P9">N° TVA</text:p>
        </text:list-item>
        <text:list-item>
          <text:p text:style-name="P9">Adresse</text:p>
        </text:list-item>
        <text:list-item>
          <text:p text:style-name="P9">Solde de la fiche</text:p>
        </text:list-item>
      </text:list>
      <text:p text:style-name="Text_20_body"><text:soft-page-break/></text:p>
      <text:p text:style-name="Text_20_body">Condition : Solde de la fiche &gt; 0, date échéance est dépassée depuis 1 mois</text:p>
      <table:table table:name="Tableau5" table:style-name="Tableau5">
        <table:table-column table:style-name="Tableau5.A" table:number-columns-repeated="5"/>
        <table:table-row>
          <table:table-cell table:style-name="Tableau5.A1" office:value-type="string">
            <text:p text:style-name="Text_20_body">code</text:p>
          </table:table-cell>
          <table:table-cell table:style-name="Tableau5.A1" office:value-type="string">
            <text:p text:style-name="Text_20_body">description</text:p>
          </table:table-cell>
          <table:table-cell table:style-name="Tableau5.A1" office:value-type="string">
            <text:p text:style-name="Text_20_body">onglet</text:p>
          </table:table-cell>
          <table:table-cell table:style-name="Tableau5.A1" office:value-type="string">
            <text:p text:style-name="Text_20_body"><text:s/>valeur</text:p>
          </table:table-cell>
          <table:table-cell table:style-name="Tableau5.E1" office:value-type="string">
            <text:p text:style-name="Standard"/>
          </table:table-cell>
        </table:table-row>
        <table:table-row>
          <table:table-cell table:style-name="Tableau5.A2" office:value-type="string">
            <text:p text:style-name="Standard">NOM</text:p>
          </table:table-cell>
          <table:table-cell table:style-name="Tableau5.A2" office:value-type="string">
            <text:p text:style-name="Standard"><text:s/>Nom société</text:p>
          </table:table-cell>
          <table:table-cell table:style-name="Tableau5.A2" office:value-type="string">
            <text:p text:style-name="Standard"><text:s/>Attribut</text:p>
          </table:table-cell>
          <table:table-cell table:style-name="Tableau5.A2" office:value-type="string">
            <text:p text:style-name="Standard"><text:s/>Nom</text:p>
          </table:table-cell>
          <table:table-cell table:style-name="Tableau5.E2" office:value-type="string">
            <text:p text:style-name="Standard"/>
          </table:table-cell>
        </table:table-row>
        <table:table-row>
          <table:table-cell table:style-name="Tableau5.A2" office:value-type="string">
            <text:p text:style-name="Standard">TVA</text:p>
          </table:table-cell>
          <table:table-cell table:style-name="Tableau5.A2" office:value-type="string">
            <text:p text:style-name="Standard"><text:s/>N° TVA</text:p>
          </table:table-cell>
          <table:table-cell table:style-name="Tableau5.A2" office:value-type="string">
            <text:p text:style-name="Standard"><text:s/>Attribut</text:p>
          </table:table-cell>
          <table:table-cell table:style-name="Tableau5.A2" office:value-type="string">
            <text:p text:style-name="Standard"><text:s/>Numéro de TVA</text:p>
          </table:table-cell>
          <table:table-cell table:style-name="Tableau5.E2" office:value-type="string">
            <text:p text:style-name="Standard"/>
          </table:table-cell>
        </table:table-row>
        <table:table-row>
          <table:table-cell table:style-name="Tableau5.A2" office:value-type="string">
            <text:p text:style-name="Standard">MV</text:p>
          </table:table-cell>
          <table:table-cell table:style-name="Tableau5.A2" office:value-type="string">
            <text:p text:style-name="Standard"><text:s/>Montant des ventes</text:p>
          </table:table-cell>
          <table:table-cell table:style-name="Tableau5.A2" office:value-type="string">
            <text:p text:style-name="Standard"><text:s/>Solde Fiche</text:p>
          </table:table-cell>
          <table:table-cell table:style-name="Tableau5.A2" office:value-type="string">
            <text:p text:style-name="Standard"><text:s/>Poste comptable = 7 % - <text:s/>solde crédit-débit</text:p>
          </table:table-cell>
          <table:table-cell table:style-name="Tableau5.E2" office:value-type="string">
            <text:p text:style-name="Standard"><text:s/>concerne la date d'échéance – avec historique</text:p>
          </table:table-cell>
        </table:table-row>
      </table:table>
      <text:p text:style-name="Standard"/>
      <text:p text:style-name="Standard">Exemple : </text:p>
      <text:p text:style-name="Standard">Le client dupont a acheté chez vous :</text:p>
      <text:list xml:id="list1359917833" text:style-name="L7">
        <text:list-item>
          <text:p text:style-name="P2">Facture 121 du 1/1 échéance le 1/2 Non payée</text:p>
        </text:list-item>
        <text:list-item>
          <text:p text:style-name="P2"><text:bookmark-start text:name="__DdeLink__598_1992170117"/>Facture 125 du 15/1 échéance le 15/2<text:bookmark-end text:name="__DdeLink__598_1992170117"/> payée</text:p>
        </text:list-item>
        <text:list-item>
          <text:p text:style-name="P2">Facture 133 du 28/1 échéance le 28/2 non payée et pas en retard</text:p>
        </text:list-item>
      </text:list>
      <text:p text:style-name="Standard"/>
      <text:p text:style-name="Standard">Le 25/2 vous décidez de rappeler les mauvais payeurs.</text:p>
      <text:p text:style-name="Standard">Pour la déclaration, vous indiquez « Date début 1/1 » date de fin « 31/1 », uniquement opérations non payées. Pour ce client vous aurez une seule facture non payée.</text:p>
      <text:p text:style-name="Standard"/>
      <text:p text:style-name="Standard">Pourquoi pas les trois ?</text:p>
      <text:p text:style-name="Standard">La facture 121 est payée, et ne sera pas reprise</text:p>
      <text:p text:style-name="Standard">La facture 133 à son échéance en février et vous avez demandé que la date de génération « 1/1 au 31/1 » concerne la date d'échéance.</text:p>
      <text:p text:style-name="Standard">La facture 125 est non payé et à son échéance dans les date de génération, donc sera reprise</text:p>
      <text:p text:style-name="Standard"/>
      <text:p text:style-name="Standard">Pour montrer les tags utilisable, le modèle de document (voir rapav/doc/test_listing.odt)</text:p>
      <text:p text:style-name="Text_20_body"/>
      <text:p text:style-name="Text_20_body">Pour l'historique, les tags commençant par le code et terminant les valeurs suivantes seront remplacées par</text:p>
      <text:list xml:id="list508542176" text:style-name="L8">
        <text:list-item>
          <text:p text:style-name="P12">_DATE Date de la vente</text:p>
        </text:list-item>
        <text:list-item>
          <text:p text:style-name="P12">_ECH Date échéance de la vente</text:p>
        </text:list-item>
        <text:list-item>
          <text:p text:style-name="P11">_MONTANT_OPERATION montant de l'opération comptable <text:s/>(pas toujours le montant de la facture dans le cas des TVA calculées et non dues, celle-ci sont automatiquement purgées comment la TVA cocontractant ou Intracommunautaire)</text:p>
        </text:list-item>
        <text:list-item>
          <text:p text:style-name="P4">_COMMENT Libellé de l'opération</text:p>
        </text:list-item>
        <text:list-item>
          <text:p text:style-name="P4">_PIECE Numéro de facture</text:p>
        </text:list-item>
        <text:list-item>
          <text:p text:style-name="P4">_INTERNAL Numéro interne de l'opération comptable </text:p>
        </text:list-item>
        <text:list-item>
          <text:p text:style-name="P4">_HTVA Montant HTVA</text:p>
        </text:list-item>
        <text:list-item>
          <text:p text:style-name="P4">_TVA Montant TVA</text:p>
        </text:list-item>
        <text:list-item>
          <text:p text:style-name="P3">_TOTAL Somme de TVA et de HTVA</text:p>
        </text:list-item>
      </text:list>
      <text:p text:style-name="P13">Vous pouvez indiquez autant d'opérations que vous voulez, ce n'est pas limité</text:p>
      <text:p text:style-name="P10">Exemple de tags</text:p>
      <text:p text:style-name="Text_20_body">N° Document Note 2013/&lt;&lt;NUM_PIECE&gt;&gt;(le numéro de pièce est celui donné lors de la génération)</text:p>
      <text:p text:style-name="Standard">&lt;&lt;NOM&gt;&gt; doit <text:s/>&lt;&lt;MV&gt;&gt;</text:p>
      <text:p text:style-name="Text_20_body"><text:soft-page-break/></text:p>
      <text:p text:style-name="Text_20_body">Opération 1 :</text:p>
      <text:p text:style-name="Standard"><text:bookmark-start text:name="__DdeLink__6_681467958"/><text:bookmark-start text:name="__DdeLink__13_681467958"/>date opération &lt;&lt;MV_DATE&gt;&gt;<text:bookmark-end text:name="__DdeLink__6_681467958"/><text:bookmark-end text:name="__DdeLink__13_681467958"/></text:p>
      <text:p text:style-name="Standard">date échéance&lt;&lt;MV_ECH&gt;&gt; </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p text:style-name="Text_20_body">Opération 2 :</text:p>
      <text:p text:style-name="Standard"><text:bookmark-start text:name="__DdeLink__6_6814679581"/><text:bookmark-start text:name="__DdeLink__13_6814679581"/>date opération &lt;&lt;MV_DATE&gt;&gt;<text:bookmark-end text:name="__DdeLink__6_6814679581"/><text:bookmark-end text:name="__DdeLink__13_6814679581"/></text:p>
      <text:p text:style-name="Standard">date échéance&lt;&lt;MV_ECH&gt;&gt;</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h text:style-name="Heading_20_4" text:outline-level="4">Fiche de paie salarié</text:h>
      <text:p text:style-name="Text_20_body">Comme les adhérents et les rappel de clients, on reprend les attributs et les formules nécessaire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remarque" style:family="paragraph" style:parent-style-name="Text_20_body"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1T12:59:19</meta:creation-date>
    <meta:generator>LibreOffice/3.5$Linux_X86_64 LibreOffice_project/350m1$Build-2</meta:generator>
    <dc:date>2013-12-20T16:18:50</dc:date>
    <meta:editing-duration>PT4H9M14S</meta:editing-duration>
    <meta:editing-cycles>57</meta:editing-cycles>
    <meta:document-statistic meta:table-count="5" meta:image-count="0" meta:object-count="0" meta:page-count="9" meta:paragraph-count="284" meta:word-count="2405" meta:character-count="14617" meta:non-whitespace-character-count="12398"/>
  </office:meta>
</office:document-meta>
</file>